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b276" officeooo:paragraph-rsid="000eb276"/>
    </style:style>
    <style:style style:name="P2" style:family="paragraph" style:parent-style-name="Standard">
      <style:text-properties officeooo:rsid="0010549e" officeooo:paragraph-rsid="0010549e"/>
    </style:style>
    <style:style style:name="P3" style:family="paragraph" style:parent-style-name="Standard">
      <style:text-properties officeooo:rsid="0012397d" officeooo:paragraph-rsid="0012397d"/>
    </style:style>
    <style:style style:name="T1" style:family="text">
      <style:text-properties officeooo:rsid="0010549e"/>
    </style:style>
    <style:style style:name="T2" style:family="text">
      <style:text-properties officeooo:rsid="001217e3"/>
    </style:style>
    <style:style style:name="T3" style:family="text">
      <style:text-properties officeooo:rsid="00131967"/>
    </style:style>
    <style:style style:name="T4" style:family="text">
      <style:text-properties officeooo:rsid="00142780"/>
    </style:style>
    <style:style style:name="T5" style:family="text">
      <style:text-properties officeooo:rsid="00178d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ke Otten, David Quillen</text:p>
      <text:p text:style-name="P1"/>
      <text:p text:style-name="P1">Reading-Based Questions</text:p>
      <text:p text:style-name="P1">1.With deadlock detected the process will need out side help so sending a <text:span text:style-name="T5">message</text:span> to <text:span text:style-name="T3">standard</text:span> error alert people responsible for fixing the system </text:p>
      <text:p text:style-name="P1"/>
      <text:p text:style-name="P2">2. the consumer will never release <text:span text:style-name="T3">access</text:span> of the critical data so the producer with never be able to add anything new so the consumer wont be called again and will break the loop.</text:p>
      <text:p text:style-name="P2"/>
      <text:p text:style-name="P2">3.<text:span text:style-name="T2">In Java competition <text:s/>synchronization is achieved though locks,basically a semaphore, where you acquire the lock of an object before you execute and release when your done where as in ada can <text:s/>have one of its accept clauses running unless they are nested. <text:s/>in ada cooperation synchronization is achieved with accept clauses that use boolean values to dictate who can use what resource when, java achieves this with wait,notify, notify_all methods which which tell a program to wait or tell the system that it is done with the critical resource.</text:span></text:p>
      <text:p text:style-name="P2"/>
      <text:p text:style-name="P3">4. <text:span text:style-name="T4">it will be placed in the current waiting que of the monitor and create deadlock but that only happens if the call is allowed. Any time when you have use of the monitor you should not be allowed to call that moni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34:05.607104942</meta:creation-date>
    <meta:generator>LibreOffice/5.1.6.2$Linux_X86_64 LibreOffice_project/10m0$Build-2</meta:generator>
    <dc:date>2017-11-30T19:22:15.138007742</dc:date>
    <meta:editing-duration>PT46M30S</meta:editing-duration>
    <meta:editing-cycles>7</meta:editing-cycles>
    <meta:document-statistic meta:table-count="0" meta:image-count="0" meta:object-count="0" meta:page-count="1" meta:paragraph-count="6" meta:word-count="196" meta:character-count="1136" meta:non-whitespace-character-count="942"/>
  </office:meta>
</office:document-meta>
</file>